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aa45" officeooo:paragraph-rsid="0010aa45"/>
    </style:style>
    <style:style style:name="P2" style:family="paragraph" style:parent-style-name="Standard">
      <style:paragraph-properties fo:text-align="justify" style:justify-single-word="false"/>
      <style:text-properties officeooo:rsid="00118bc9" officeooo:paragraph-rsid="0010aa45"/>
    </style:style>
    <style:style style:name="P3" style:family="paragraph" style:parent-style-name="Standard">
      <style:paragraph-properties fo:text-align="justify" style:justify-single-word="false"/>
      <style:text-properties officeooo:rsid="00118bc9" officeooo:paragraph-rsid="00118bc9"/>
    </style:style>
    <style:style style:name="P4" style:family="paragraph" style:parent-style-name="Standard">
      <style:paragraph-properties fo:text-align="justify" style:justify-single-word="false"/>
      <style:text-properties officeooo:rsid="0012cb5d" officeooo:paragraph-rsid="0012cb5d"/>
    </style:style>
    <style:style style:name="P5" style:family="paragraph" style:parent-style-name="Standard">
      <style:paragraph-properties fo:text-align="justify" style:justify-single-word="false"/>
      <style:text-properties officeooo:rsid="001384c9" officeooo:paragraph-rsid="0012cb5d"/>
    </style:style>
    <style:style style:name="P6" style:family="paragraph" style:parent-style-name="Standard">
      <style:paragraph-properties fo:text-align="justify" style:justify-single-word="false"/>
      <style:text-properties officeooo:rsid="0014d27b" officeooo:paragraph-rsid="0014d27b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18bc9" officeooo:paragraph-rsid="00118bc9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118bc9" officeooo:paragraph-rsid="00118bc9"/>
    </style:style>
    <style:style style:name="P9" style:family="paragraph" style:parent-style-name="Standard">
      <style:paragraph-properties fo:text-align="justify" style:justify-single-word="false"/>
      <style:text-properties officeooo:rsid="00118bc9" officeooo:paragraph-rsid="00118bc9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normal" officeooo:rsid="00118bc9" officeooo:paragraph-rsid="00118bc9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1384c9" officeooo:paragraph-rsid="001384c9"/>
    </style:style>
    <style:style style:name="P12" style:family="paragraph" style:parent-style-name="Standard">
      <style:paragraph-properties fo:text-align="justify" style:justify-single-word="false"/>
      <style:text-properties officeooo:rsid="0014d27b" officeooo:paragraph-rsid="0014d27b"/>
    </style:style>
    <style:style style:name="P13" style:family="paragraph" style:parent-style-name="Standard">
      <style:paragraph-properties fo:text-align="justify" style:justify-single-word="false"/>
      <style:text-properties officeooo:rsid="00162150" officeooo:paragraph-rsid="00162150"/>
    </style:style>
    <style:style style:name="P14" style:family="paragraph" style:parent-style-name="Standard">
      <style:paragraph-properties fo:text-align="justify" style:justify-single-word="false"/>
      <style:text-properties officeooo:rsid="00191a30" officeooo:paragraph-rsid="00191a30"/>
    </style:style>
    <style:style style:name="P15" style:family="paragraph" style:parent-style-name="Standard" style:list-style-name="L2">
      <style:paragraph-properties fo:text-align="justify" style:justify-single-word="false"/>
      <style:text-properties officeooo:rsid="001a6f7b" officeooo:paragraph-rsid="001a6f7b"/>
    </style:style>
    <style:style style:name="P16" style:family="paragraph" style:parent-style-name="Standard">
      <style:paragraph-properties fo:text-align="justify" style:justify-single-word="false"/>
      <style:text-properties officeooo:rsid="001a6f7b" officeooo:paragraph-rsid="001a6f7b"/>
    </style:style>
    <style:style style:name="P17" style:family="paragraph" style:parent-style-name="Standard" style:list-style-name="L2">
      <style:paragraph-properties fo:text-align="justify" style:justify-single-word="false"/>
      <style:text-properties officeooo:rsid="001d0230" officeooo:paragraph-rsid="001d0230"/>
    </style:style>
    <style:style style:name="P18" style:family="paragraph" style:parent-style-name="Standard" style:list-style-name="L2">
      <style:paragraph-properties fo:text-align="justify" style:justify-single-word="false"/>
      <style:text-properties officeooo:rsid="0023f7a6" officeooo:paragraph-rsid="0023f7a6"/>
    </style:style>
    <style:style style:name="P19" style:family="paragraph" style:parent-style-name="Standard" style:list-style-name="L2">
      <style:paragraph-properties fo:text-align="justify" style:justify-single-word="false"/>
      <style:text-properties officeooo:rsid="0027dd56" officeooo:paragraph-rsid="0027dd56"/>
    </style:style>
    <style:style style:name="P20" style:family="paragraph" style:parent-style-name="Standard" style:list-style-name="L2">
      <style:paragraph-properties fo:text-align="justify" style:justify-single-word="false"/>
      <style:text-properties officeooo:rsid="002a4f69" officeooo:paragraph-rsid="002a4f69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2a84b8" officeooo:paragraph-rsid="002a84b8"/>
    </style:style>
    <style:style style:name="P22" style:family="paragraph" style:parent-style-name="Standard">
      <style:paragraph-properties fo:text-align="justify" style:justify-single-word="false"/>
      <style:text-properties officeooo:rsid="002a84b8" officeooo:paragraph-rsid="002a84b8"/>
    </style:style>
    <style:style style:name="P23" style:family="paragraph" style:parent-style-name="Standard" style:list-style-name="L2">
      <style:paragraph-properties fo:text-align="justify" style:justify-single-word="false"/>
      <style:text-properties officeooo:rsid="002b8bb8" officeooo:paragraph-rsid="002b8bb8"/>
    </style:style>
    <style:style style:name="P24" style:family="paragraph" style:parent-style-name="Standard">
      <style:paragraph-properties fo:text-align="justify" style:justify-single-word="false"/>
      <style:text-properties officeooo:rsid="002ddeb5" officeooo:paragraph-rsid="002dde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384c9"/>
    </style:style>
    <style:style style:name="T4" style:family="text">
      <style:text-properties officeooo:rsid="0017ec59"/>
    </style:style>
    <style:style style:name="T5" style:family="text">
      <style:text-properties officeooo:rsid="00189d62"/>
    </style:style>
    <style:style style:name="T6" style:family="text">
      <style:text-properties officeooo:rsid="00191a30"/>
    </style:style>
    <style:style style:name="T7" style:family="text">
      <style:text-properties officeooo:rsid="0025e9ad"/>
    </style:style>
    <style:style style:name="T8" style:family="text">
      <style:text-properties officeooo:rsid="0027dd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SC 450 assignment 1: procedural generated buildings</text:p>
      <text:p text:style-name="P1"/>
      <text:p text:style-name="P2"/>
      <text:p text:style-name="P3">Okay, this is worth 40% of the marks. Make sure to do a good job of it. </text:p>
      <text:p text:style-name="P3"/>
      <text:p text:style-name="P3"/>
      <text:p text:style-name="P3">Criteria:</text:p>
      <text:p text:style-name="P3"/>
      <text:list xml:id="list8712659593413905992" text:style-name="L1">
        <text:list-item>
          <text:p text:style-name="P7">Clarity of expressions.</text:p>
        </text:list-item>
        <text:list-item>
          <text:p text:style-name="P7">Demonstration that requirements are fulfilled.</text:p>
          <text:list>
            <text:list-item>
              <text:p text:style-name="P7">Show <text:span text:style-name="T1">plenty</text:span><text:span text:style-name="T2"> of variation when the script is run multiple times, or when several buildings are constructed</text:span></text:p>
            </text:list-item>
            <text:list-item>
              <text:p text:style-name="P10">Consistent appearance,so if many were generated they would not look out of place in relation to each other.</text:p>
            </text:list-item>
            <text:list-item>
              <text:p text:style-name="P10">Make use of a variety of techniques to achieve detailed and plausible buildings.</text:p>
            </text:list-item>
          </text:list>
        </text:list-item>
        <text:list-item>
          <text:p text:style-name="P7">Use images and diagrams to aid explanations.</text:p>
        </text:list-item>
        <text:list-item>
          <text:p text:style-name="P7">Make references to sources of inspiration, and third party things used</text:p>
        </text:list-item>
      </text:list>
      <text:p text:style-name="P1"/>
      <text:p text:style-name="P1"/>
      <text:p text:style-name="P1"/>
      <text:p text:style-name="P3">Plan/Structure:</text:p>
      <text:p text:style-name="P3"/>
      <text:list xml:id="list1282877758303595678" text:style-name="L2">
        <text:list-item>
          <text:p text:style-name="P8">Instruction on how to run the program</text:p>
          <text:list>
            <text:list-item>
              <text:p text:style-name="P15">How to run the script</text:p>
              <text:list>
                <text:list-item>
                  <text:p text:style-name="P17">Addons required </text:p>
                </text:list-item>
              </text:list>
            </text:list-item>
            <text:list-item>
              <text:p text:style-name="P18">Range of <text:span text:style-name="T7">appropriate </text:span>dimensions</text:p>
            </text:list-item>
            <text:list-item>
              <text:p text:style-name="P11">known issues (if any)</text:p>
            </text:list-item>
          </text:list>
        </text:list-item>
        <text:list-item>
          <text:p text:style-name="P8">Design and implementation of my buildings</text:p>
          <text:list>
            <text:list-item>
              <text:p text:style-name="P8">Source of inspiration</text:p>
              <text:list>
                <text:list-item>
                  <text:p text:style-name="P19">pictures</text:p>
                </text:list-item>
              </text:list>
            </text:list-item>
            <text:list-item>
              <text:p text:style-name="P8">How is my building constructed? <text:span text:style-name="T6">(My approach)</text:span></text:p>
              <text:list>
                <text:list-item>
                  <text:p text:style-name="P15">Start with podium</text:p>
                </text:list-item>
                <text:list-item>
                  <text:p text:style-name="P23">On dimension fitting</text:p>
                </text:list-item>
              </text:list>
            </text:list-item>
            <text:list-item>
              <text:p text:style-name="P19">Variation and stylistic consistency</text:p>
              <text:list>
                <text:list-item>
                  <text:p text:style-name="P19">Procedural generation</text:p>
                </text:list-item>
                <text:list-item>
                  <text:p text:style-name="P20">“random factors”</text:p>
                  <text:list>
                    <text:list-item>
                      <text:p text:style-name="P21">podium length, width, height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16"/>
      <text:list xml:id="list133142694258242" text:continue-numbering="true" text:style-name="L2">
        <text:list-item>
          <text:list>
            <text:list-item>
              <text:p text:style-name="P8">Challenges <text:span text:style-name="T8">faced</text:span></text:p>
            </text:list-item>
          </text:list>
        </text:list-item>
        <text:list-item>
          <text:p text:style-name="P8">Examples of the range of buildings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4"><text:s text:c="4"/>"""</text:p>
      <text:p text:style-name="P24"><text:s text:c="4"/>Temple's components:</text:p>
      <text:p text:style-name="P24"><text:s text:c="8"/></text:p>
      <text:p text:style-name="P24"><text:s text:c="4"/>- podium</text:p>
      <text:p text:style-name="P24"><text:s text:c="4"/>- column base</text:p>
      <text:p text:style-name="P24"><text:s text:c="4"/>- column pillars</text:p>
      <text:p text:style-name="P24"><text:s text:c="4"/>- body</text:p>
      <text:p text:style-name="P24"><text:s text:c="4"/>- top</text:p>
      <text:p text:style-name="P24"><text:s text:c="4"/>- roof</text:p>
      <text:p text:style-name="P24"><text:s text:c="4"/>- Dome</text:p>
      <text:p text:style-name="P24"><text:s text:c="4"/>- Stairs</text:p>
      <text:p text:style-name="P24"><text:s text:c="4"/>"""</text:p>
      <text:p text:style-name="P24"><text:s text:c="4"/>'''</text:p>
      <text:p text:style-name="P24"><text:s text:c="4"/>Ideas for randomization :</text:p>
      <text:p text:style-name="P24"><text:s text:c="8"/></text:p>
      <text:p text:style-name="P24"><text:s text:c="8"/>-body type (dome or square)</text:p>
      <text:p text:style-name="P24"><text:s text:c="8"/>-Height</text:p>
      <text:p text:style-name="P24"><text:s text:c="8"/>-Orders (Number of columns in front and side</text:p>
      <text:p text:style-name="P24"><text:s text:c="8"/>-Size Of the pillars</text:p>
      <text:p text:style-name="P24"><text:s text:c="8"/>-The type of order (Ionian, Doric, Corinthian, Composite)</text:p>
      <text:p text:style-name="P24"><text:s text:c="8"/>-Fluted vs unfluted</text:p>
      <text:p text:style-name="P24"><text:s text:c="8"/>-Material/texture</text:p>
      <text:p text:style-name="P24"><text:s text:c="8"/>-woreness? (small probability that it is just a bunch of broken pillars, like the temple of Apollo)</text:p>
      <text:p text:style-name="P24"><text:s text:c="4"/></text:p>
      <text:p text:style-name="P24"><text:s text:c="4"/>'''</text:p>
      <text:p text:style-name="P24"><text:s text:c="4"/></text:p>
      <text:p text:style-name="P3"/>
      <text:p text:style-name="P3"/>
      <text:p text:style-name="P3"/>
      <text:p text:style-name="P14">1. </text:p>
      <text:p text:style-name="P3"/>
      <text:p text:style-name="P3"/>
      <text:p text:style-name="P3"/>
      <text:p text:style-name="P3"/>
      <text:p text:style-name="P4">Range <text:span text:style-name="T3">of buildings</text:span>:</text:p>
      <text:p text:style-name="P5"/>
      <text:p text:style-name="P6">Recommended range:</text:p>
      <text:p text:style-name="P6"/>
      <text:p text:style-name="P13">Experimental <text:span text:style-name="T5">extensions</text:span>:</text:p>
      <text:p text:style-name="P13"/>
      <text:p text:style-name="P13">1. The use of “realistic” texture</text:p>
      <text:p text:style-name="P13"><text:soft-page-break/>2. <text:span text:style-name="T4">Crack</text:span></text:p>
      <text:p text:style-name="P13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5:58:30.254851227</meta:creation-date>
    <dc:date>2017-04-08T13:31:42.311192405</dc:date>
    <meta:editing-duration>PT22H14M35S</meta:editing-duration>
    <meta:editing-cycles>18</meta:editing-cycles>
    <meta:generator>LibreOffice/5.2.2.2$Linux_X86_64 LibreOffice_project/20m0$Build-2</meta:generator>
    <meta:document-statistic meta:table-count="0" meta:image-count="0" meta:object-count="0" meta:page-count="3" meta:paragraph-count="60" meta:word-count="280" meta:character-count="1740" meta:non-whitespace-character-count="1393"/>
  </office:meta>
</office:document-meta>
</file>